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isticalSampleResult.get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sticalSampleResult.getKey( Sampl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tisticalSampleResult.add( SampleResult r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atisticalSampleResult.getErro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sticalSampleResult.StatisticalSampleResult( long stamp , long elaps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sticalSampleResult.get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sticalSampleResult.StatisticalSample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tisticalSampleResult.StatisticalSampleResult( SampleResult 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tisticalSampleResult.setErrorCount( i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